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2052d536" officeooo:paragraph-rsid="3961ffec"/>
    </style:style>
    <style:style style:name="P2" style:family="paragraph" style:parent-style-name="Text_20_body" style:list-style-name="L1">
      <style:text-properties officeooo:rsid="2052d536" officeooo:paragraph-rsid="3961ffec"/>
    </style:style>
    <style:style style:name="P3" style:family="paragraph" style:parent-style-name="Text_20_body">
      <style:text-properties fo:font-style="normal" officeooo:rsid="22d6a232" officeooo:paragraph-rsid="3961ffec" style:font-style-asian="normal" style:font-style-complex="normal"/>
    </style:style>
    <style:style style:name="P4" style:family="paragraph" style:parent-style-name="Text_20_body" style:list-style-name="L2">
      <style:text-properties fo:font-style="normal" officeooo:rsid="3967b578" officeooo:paragraph-rsid="3967b578" style:font-style-asian="normal" style:font-style-complex="normal"/>
    </style:style>
    <style:style style:name="P5" style:family="paragraph" style:parent-style-name="Text_20_body" style:list-style-name="L2">
      <style:text-properties fo:font-style="normal" officeooo:rsid="3967b578" officeooo:paragraph-rsid="396983d9" style:font-style-asian="normal" style:font-style-complex="normal"/>
    </style:style>
    <style:style style:name="P6" style:family="paragraph" style:parent-style-name="Text_20_body" style:list-style-name="L2">
      <style:text-properties fo:font-style="normal" officeooo:rsid="3967b578" officeooo:paragraph-rsid="39721a99" style:font-style-asian="normal" style:font-style-complex="normal"/>
    </style:style>
    <style:style style:name="P7" style:family="paragraph" style:parent-style-name="Text_20_body">
      <style:text-properties fo:font-style="normal" officeooo:rsid="3967b578" officeooo:paragraph-rsid="39721a99" style:font-style-asian="normal" style:font-style-complex="normal"/>
    </style:style>
    <style:style style:name="P8" style:family="paragraph" style:parent-style-name="Text_20_body">
      <style:text-properties fo:font-style="normal" officeooo:rsid="21a77545" officeooo:paragraph-rsid="3961ffec" style:font-style-asian="normal" style:font-style-complex="normal"/>
    </style:style>
    <style:style style:name="P9" style:family="paragraph" style:parent-style-name="Text_20_body">
      <style:text-properties fo:font-style="normal" officeooo:rsid="2152db7f" officeooo:paragraph-rsid="3967b578" style:font-style-asian="normal" style:font-style-complex="normal"/>
    </style:style>
    <style:style style:name="P10" style:family="paragraph" style:parent-style-name="Text_20_body" style:list-style-name="L2">
      <style:text-properties fo:font-style="normal" officeooo:rsid="396983d9" officeooo:paragraph-rsid="396983d9" style:font-style-asian="normal" style:font-style-complex="normal"/>
    </style:style>
    <style:style style:name="P11" style:family="paragraph" style:parent-style-name="Text_20_body" style:list-style-name="L2">
      <style:text-properties fo:font-style="normal" officeooo:rsid="396983d9" officeooo:paragraph-rsid="39721a99" style:font-style-asian="normal" style:font-style-complex="normal"/>
    </style:style>
    <style:style style:name="P12" style:family="paragraph" style:parent-style-name="Text_20_body">
      <style:text-properties officeooo:rsid="21a77545" officeooo:paragraph-rsid="3961ffec"/>
    </style:style>
    <style:style style:name="P13" style:family="paragraph" style:parent-style-name="Text_20_body">
      <style:text-properties officeooo:rsid="207d25a9" officeooo:paragraph-rsid="3967b578"/>
    </style:style>
    <style:style style:name="P14" style:family="paragraph" style:parent-style-name="Text_20_body">
      <style:text-properties officeooo:rsid="207d25a9" officeooo:paragraph-rsid="39701176"/>
    </style:style>
    <style:style style:name="P15" style:family="paragraph" style:parent-style-name="Text_20_body">
      <style:text-properties officeooo:rsid="207d25a9" officeooo:paragraph-rsid="39705fa1"/>
    </style:style>
    <style:style style:name="P16" style:family="paragraph" style:parent-style-name="Text_20_body">
      <style:text-properties officeooo:paragraph-rsid="3969d550"/>
    </style:style>
    <style:style style:name="P17" style:family="paragraph" style:parent-style-name="Text_20_body">
      <style:text-properties officeooo:rsid="207831ef" officeooo:paragraph-rsid="3969d550"/>
    </style:style>
    <style:style style:name="P18" style:family="paragraph" style:parent-style-name="Text_20_body">
      <style:text-properties officeooo:rsid="20774db6" officeooo:paragraph-rsid="3969d550"/>
    </style:style>
    <style:style style:name="P19" style:family="paragraph" style:parent-style-name="Text_20_body">
      <style:text-properties officeooo:rsid="2098b342" officeooo:paragraph-rsid="396bd2b5"/>
    </style:style>
    <style:style style:name="P20" style:family="paragraph" style:parent-style-name="Text_20_body">
      <style:text-properties officeooo:rsid="2098b342" officeooo:paragraph-rsid="396e1680"/>
    </style:style>
    <style:style style:name="P21" style:family="paragraph" style:parent-style-name="Text_20_body">
      <style:text-properties officeooo:rsid="396bd2b5" officeooo:paragraph-rsid="396bd2b5"/>
    </style:style>
    <style:style style:name="P22" style:family="paragraph" style:parent-style-name="Text_20_body">
      <style:text-properties officeooo:rsid="396bd2b5" officeooo:paragraph-rsid="396cc9b2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text-properties officeooo:paragraph-rsid="39705fa1"/>
    </style:style>
    <style:style style:name="P25" style:family="paragraph" style:parent-style-name="Text_20_body">
      <style:text-properties officeooo:rsid="20b59c5a" officeooo:paragraph-rsid="396cc9b2"/>
    </style:style>
    <style:style style:name="P26" style:family="paragraph" style:parent-style-name="Text_20_body">
      <style:text-properties officeooo:rsid="2500ef65" officeooo:paragraph-rsid="396e1680"/>
    </style:style>
    <style:style style:name="P27" style:family="paragraph" style:parent-style-name="Text_20_body">
      <style:text-properties fo:language="cs" fo:country="CZ" officeooo:rsid="22410656" officeooo:paragraph-rsid="39701176" style:language-asian="cs" style:country-asian="CZ"/>
    </style:style>
    <style:style style:name="P28" style:family="paragraph" style:parent-style-name="Text_20_body">
      <style:text-properties fo:language="cs" fo:country="CZ" officeooo:rsid="3ebfa17d" officeooo:paragraph-rsid="39701176" style:language-asian="cs" style:country-asian="CZ"/>
    </style:style>
    <style:style style:name="P29" style:family="paragraph" style:parent-style-name="Text_20_body" style:list-style-name="L2">
      <style:text-properties fo:language="cs" fo:country="CZ" officeooo:rsid="3ebfa17d" officeooo:paragraph-rsid="39705fa1" style:language-asian="cs" style:country-asian="CZ"/>
    </style:style>
    <style:style style:name="P30" style:family="paragraph" style:parent-style-name="Text_20_body">
      <style:text-properties fo:language="cs" fo:country="CZ" officeooo:rsid="21adb664" officeooo:paragraph-rsid="39705fa1" style:language-asian="cs" style:country-asian="CZ"/>
    </style:style>
    <style:style style:name="P31" style:family="paragraph" style:parent-style-name="Text_20_body">
      <style:text-properties fo:language="cs" fo:country="CZ" officeooo:rsid="21c502f0" officeooo:paragraph-rsid="39705fa1" style:language-asian="cs" style:country-asian="CZ"/>
    </style:style>
    <style:style style:name="P32" style:family="paragraph" style:parent-style-name="Text_20_body">
      <style:text-properties fo:language="cs" fo:country="CZ" officeooo:rsid="2194fb18" officeooo:paragraph-rsid="39705fa1" style:language-asian="cs" style:country-asian="CZ"/>
    </style:style>
    <style:style style:name="P33" style:family="paragraph" style:parent-style-name="Text_20_body">
      <style:text-properties fo:language="cs" fo:country="CZ" fo:font-style="normal" officeooo:rsid="219805d8" officeooo:paragraph-rsid="39721a99" style:language-asian="cs" style:country-asian="CZ" style:font-style-asian="normal" style:font-style-complex="normal"/>
    </style:style>
    <style:style style:name="P34" style:family="paragraph" style:parent-style-name="Text_20_body">
      <style:text-properties officeooo:paragraph-rsid="39721a99"/>
    </style:style>
    <style:style style:name="P35" style:family="paragraph" style:parent-style-name="Heading_20_4">
      <style:text-properties fo:font-weight="normal" style:font-weight-asian="normal" style:font-weight-complex="normal"/>
    </style:style>
    <style:style style:name="P36" style:family="paragraph" style:parent-style-name="Heading_20_3">
      <style:text-properties fo:font-style="normal" officeooo:rsid="22d6a232" officeooo:paragraph-rsid="3967b578" style:font-style-asian="normal" style:font-style-complex="normal"/>
    </style:style>
    <style:style style:name="P37" style:family="paragraph" style:parent-style-name="Heading_20_3">
      <style:text-properties fo:font-style="normal" officeooo:rsid="22d6a232" officeooo:paragraph-rsid="396bd2b5" style:font-style-asian="normal" style:font-style-complex="normal"/>
    </style:style>
    <style:style style:name="P38" style:family="paragraph" style:parent-style-name="Heading_20_3">
      <style:text-properties fo:font-style="normal" officeooo:rsid="22d6a232" officeooo:paragraph-rsid="39705fa1" style:font-style-asian="normal" style:font-style-complex="normal"/>
    </style:style>
    <style:style style:name="P39" style:family="paragraph" style:parent-style-name="Heading_20_3">
      <style:text-properties fo:font-style="normal" officeooo:rsid="22d6a232" officeooo:paragraph-rsid="39721a99" style:font-style-asian="normal" style:font-style-complex="normal"/>
    </style:style>
    <style:style style:name="P40" style:family="paragraph" style:parent-style-name="Heading_20_3">
      <style:text-properties officeooo:paragraph-rsid="3967b578"/>
    </style:style>
    <style:style style:name="P41" style:family="paragraph" style:parent-style-name="Heading_20_3">
      <style:text-properties officeooo:paragraph-rsid="396a1a42"/>
    </style:style>
    <style:style style:name="P42" style:family="paragraph" style:parent-style-name="Heading_20_3">
      <style:text-properties officeooo:paragraph-rsid="396e1680"/>
    </style:style>
    <style:style style:name="P43" style:family="paragraph" style:parent-style-name="Heading_20_3">
      <style:text-properties fo:language="cs" fo:country="CZ" officeooo:rsid="2194fb18" officeooo:paragraph-rsid="3971612c" style:language-asian="cs" style:country-asian="CZ"/>
    </style:style>
    <style:style style:name="P44" style:family="paragraph" style:parent-style-name="Heading_20_3">
      <style:text-properties officeooo:paragraph-rsid="39721a99"/>
    </style:style>
    <style:style style:name="P45" style:family="paragraph" style:parent-style-name="Heading_20_2">
      <style:text-properties officeooo:rsid="3967b578" officeooo:paragraph-rsid="3967b578"/>
    </style:style>
    <style:style style:name="P46" style:family="paragraph" style:parent-style-name="Heading_20_2">
      <style:text-properties officeooo:rsid="396a1a42" officeooo:paragraph-rsid="396a1a42"/>
    </style:style>
    <style:style style:name="P47" style:family="paragraph" style:parent-style-name="Heading_20_2">
      <style:text-properties officeooo:paragraph-rsid="3971612c"/>
    </style:style>
    <style:style style:name="P48" style:family="paragraph" style:parent-style-name="Heading_20_1" style:master-page-name="Standard">
      <style:paragraph-properties style:page-number="auto"/>
    </style:style>
    <style:style style:name="T1" style:family="text">
      <style:text-properties fo:language="cs" fo:country="CZ" fo:font-style="normal" fo:font-weight="normal" officeooo:rsid="23e02bac" style:language-asian="cs" style:country-asian="CZ" style:font-style-asian="normal" style:font-weight-asian="normal" style:font-style-complex="normal" style:font-weight-complex="normal"/>
    </style:style>
    <style:style style:name="T2" style:family="text">
      <style:text-properties fo:language="cs" fo:country="CZ" fo:font-style="normal" fo:font-weight="normal" officeooo:rsid="207fb675" style:language-asian="cs" style:country-asian="CZ" style:font-style-asian="normal" style:font-weight-asian="normal" style:font-style-complex="normal" style:font-weight-complex="normal"/>
    </style:style>
    <style:style style:name="T3" style:family="text">
      <style:text-properties fo:language="cs" fo:country="CZ" fo:font-style="normal" style:language-asian="cs" style:country-asian="CZ" style:font-style-asian="normal" style:font-style-complex="normal"/>
    </style:style>
    <style:style style:name="T4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5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6" style:family="text">
      <style:text-properties fo:language="cs" fo:country="CZ" style:language-asian="cs" style:country-asian="CZ"/>
    </style:style>
    <style:style style:name="T7" style:family="text">
      <style:text-properties fo:language="cs" fo:country="CZ" officeooo:rsid="2454e91c" style:language-asian="cs" style:country-asian="CZ"/>
    </style:style>
    <style:style style:name="T8" style:family="text">
      <style:text-properties fo:language="cs" fo:country="CZ" officeooo:rsid="3967b578" style:language-asian="cs" style:country-asian="CZ"/>
    </style:style>
    <style:style style:name="T9" style:family="text">
      <style:text-properties fo:language="cs" fo:country="CZ" officeooo:rsid="3969d550" style:language-asian="cs" style:country-asian="CZ"/>
    </style:style>
    <style:style style:name="T10" style:family="text">
      <style:text-properties fo:language="cs" fo:country="CZ" officeooo:rsid="21b1e115" style:language-asian="cs" style:country-asian="CZ"/>
    </style:style>
    <style:style style:name="T11" style:family="text">
      <style:text-properties fo:language="cs" fo:country="CZ" officeooo:rsid="161b024d" style:language-asian="cs" style:country-asian="CZ"/>
    </style:style>
    <style:style style:name="T12" style:family="text">
      <style:text-properties fo:language="cs" fo:country="CZ" officeooo:rsid="21c502f0" style:language-asian="cs" style:country-asian="CZ"/>
    </style:style>
    <style:style style:name="T13" style:family="text">
      <style:text-properties fo:language="cs" fo:country="CZ" officeooo:rsid="223e7fa9" style:language-asian="cs" style:country-asian="CZ"/>
    </style:style>
    <style:style style:name="T14" style:family="text">
      <style:text-properties fo:language="cs" fo:country="CZ" officeooo:rsid="22404075" style:language-asian="cs" style:country-asian="CZ"/>
    </style:style>
    <style:style style:name="T15" style:family="text">
      <style:text-properties fo:language="cs" fo:country="CZ" officeooo:rsid="228a0369" style:language-asian="cs" style:country-asian="CZ"/>
    </style:style>
    <style:style style:name="T16" style:family="text">
      <style:text-properties fo:language="cs" fo:country="CZ" officeooo:rsid="3ebfa17d" style:language-asian="cs" style:country-asian="CZ"/>
    </style:style>
    <style:style style:name="T17" style:family="text">
      <style:text-properties fo:language="cs" fo:country="CZ" officeooo:rsid="22447983" style:language-asian="cs" style:country-asian="CZ"/>
    </style:style>
    <style:style style:name="T18" style:family="text">
      <style:text-properties fo:language="cs" fo:country="CZ" officeooo:rsid="22908664" style:language-asian="cs" style:country-asian="CZ"/>
    </style:style>
    <style:style style:name="T19" style:family="text">
      <style:text-properties fo:language="cs" fo:country="CZ" officeooo:rsid="228dc0f3" style:language-asian="cs" style:country-asian="CZ"/>
    </style:style>
    <style:style style:name="T20" style:family="text">
      <style:text-properties fo:language="cs" fo:country="CZ" officeooo:rsid="23711f9a" style:language-asian="cs" style:country-asian="CZ"/>
    </style:style>
    <style:style style:name="T21" style:family="text">
      <style:text-properties fo:language="cs" fo:country="CZ" officeooo:rsid="22925ac4" style:language-asian="cs" style:country-asian="CZ"/>
    </style:style>
    <style:style style:name="T22" style:family="text">
      <style:text-properties fo:language="cs" fo:country="CZ" officeooo:rsid="22c1f3e0" style:language-asian="cs" style:country-asian="CZ"/>
    </style:style>
    <style:style style:name="T23" style:family="text">
      <style:text-properties fo:language="cs" fo:country="CZ" officeooo:rsid="2293f1b1" style:language-asian="cs" style:country-asian="CZ"/>
    </style:style>
    <style:style style:name="T24" style:family="text">
      <style:text-properties fo:language="cs" fo:country="CZ" officeooo:rsid="229c2711" style:language-asian="cs" style:country-asian="CZ"/>
    </style:style>
    <style:style style:name="T25" style:family="text">
      <style:text-properties fo:language="cs" fo:country="CZ" officeooo:rsid="2194fb18" style:language-asian="cs" style:country-asian="CZ"/>
    </style:style>
    <style:style style:name="T26" style:family="text">
      <style:text-properties fo:language="cs" fo:country="CZ" officeooo:rsid="21996beb" style:language-asian="cs" style:country-asian="CZ"/>
    </style:style>
    <style:style style:name="T27" style:family="text">
      <style:text-properties fo:language="cs" fo:country="CZ" officeooo:rsid="219805d8" style:language-asian="cs" style:country-asian="CZ"/>
    </style:style>
    <style:style style:name="T28" style:family="text">
      <style:text-properties fo:language="cs" fo:country="CZ" officeooo:rsid="21e767d4" style:language-asian="cs" style:country-asian="CZ"/>
    </style:style>
    <style:style style:name="T29" style:family="text">
      <style:text-properties fo:language="cs" fo:country="CZ" officeooo:rsid="237987a4" style:language-asian="cs" style:country-asian="CZ"/>
    </style:style>
    <style:style style:name="T30" style:family="text">
      <style:text-properties fo:language="cs" fo:country="CZ" fo:font-weight="normal" officeooo:rsid="20735a6d" style:language-asian="cs" style:country-asian="CZ" style:font-weight-asian="normal" style:font-weight-complex="normal"/>
    </style:style>
    <style:style style:name="T31" style:family="text">
      <style:text-properties fo:language="cs" fo:country="CZ" fo:font-weight="normal" officeooo:rsid="2451a4bf" style:language-asian="cs" style:country-asian="CZ" style:font-weight-asian="normal" style:font-weight-complex="normal"/>
    </style:style>
    <style:style style:name="T32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3711f9a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20f7086f" style:font-style-asian="italic" style:font-style-complex="italic"/>
    </style:style>
    <style:style style:name="T40" style:family="text">
      <style:text-properties fo:font-style="italic" officeooo:rsid="20768cfb" style:font-style-asian="italic" style:font-style-complex="italic"/>
    </style:style>
    <style:style style:name="T41" style:family="text">
      <style:text-properties fo:font-style="italic" officeooo:rsid="21adb664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207e1207" style:font-weight-asian="normal" style:font-weight-complex="normal"/>
    </style:style>
    <style:style style:name="T45" style:family="text">
      <style:text-properties fo:font-weight="normal" officeooo:rsid="208751d0" style:font-weight-asian="normal" style:font-weight-complex="normal"/>
    </style:style>
    <style:style style:name="T46" style:family="text">
      <style:text-properties officeooo:rsid="22d854a9"/>
    </style:style>
    <style:style style:name="T47" style:family="text">
      <style:text-properties officeooo:rsid="204f4e25"/>
    </style:style>
    <style:style style:name="T48" style:family="text">
      <style:text-properties officeooo:rsid="3ebdc40e"/>
    </style:style>
    <style:style style:name="T49" style:family="text">
      <style:text-properties officeooo:rsid="2163e5a4"/>
    </style:style>
    <style:style style:name="T50" style:family="text">
      <style:text-properties officeooo:rsid="205cb6a1"/>
    </style:style>
    <style:style style:name="T51" style:family="text">
      <style:text-properties officeooo:rsid="205345cd"/>
    </style:style>
    <style:style style:name="T52" style:family="text">
      <style:text-properties officeooo:rsid="2164a9a6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21a922d0" style:font-style-asian="normal" style:font-style-complex="normal"/>
    </style:style>
    <style:style style:name="T55" style:family="text">
      <style:text-properties fo:font-style="normal" officeooo:rsid="22d6a232" style:font-style-asian="normal" style:font-style-complex="normal"/>
    </style:style>
    <style:style style:name="T56" style:family="text">
      <style:text-properties fo:font-style="normal" officeooo:rsid="207a19a7" style:font-style-asian="normal" style:font-style-complex="normal"/>
    </style:style>
    <style:style style:name="T57" style:family="text">
      <style:text-properties fo:font-style="normal" officeooo:rsid="3ed32730" style:font-style-asian="normal" style:font-style-complex="normal"/>
    </style:style>
    <style:style style:name="T58" style:family="text">
      <style:text-properties fo:font-style="normal" fo:font-weight="normal" officeooo:rsid="209a6c6f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3ed3273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36f8f99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23e1443b" style:font-style-asian="normal" style:font-weight-asian="normal" style:font-style-complex="normal" style:font-weight-complex="normal"/>
    </style:style>
    <style:style style:name="T62" style:family="text">
      <style:text-properties officeooo:rsid="3967b578"/>
    </style:style>
    <style:style style:name="T63" style:family="text">
      <style:text-properties officeooo:rsid="3e9ad2e4"/>
    </style:style>
    <style:style style:name="T64" style:family="text">
      <style:text-properties officeooo:rsid="20f7086f"/>
    </style:style>
    <style:style style:name="T65" style:family="text">
      <style:text-properties officeooo:rsid="22d6a232"/>
    </style:style>
    <style:style style:name="T66" style:family="text">
      <style:text-properties officeooo:rsid="20768cfb"/>
    </style:style>
    <style:style style:name="T67" style:family="text">
      <style:text-properties officeooo:rsid="396bd2b5"/>
    </style:style>
    <style:style style:name="T68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69" style:family="text">
      <style:text-properties fo:font-size="9.5pt" fo:letter-spacing="0.009cm" fo:language="cs" fo:country="CZ" fo:font-style="italic" officeooo:rsid="251d440f" style:font-size-asian="9.5pt" style:language-asian="cs" style:country-asian="CZ" style:font-style-asian="italic" style:font-style-complex="italic"/>
    </style:style>
    <style:style style:name="T70" style:family="text">
      <style:text-properties fo:font-size="9.5pt" fo:letter-spacing="0.009cm" fo:language="cs" fo:country="CZ" fo:font-style="italic" fo:font-weight="normal" officeooo:rsid="285c2fe7" style:font-size-asian="9.5pt" style:language-asian="cs" style:country-asian="CZ" style:font-style-asian="italic" style:font-weight-asian="normal" style:font-style-complex="italic" style:font-weight-complex="normal"/>
    </style:style>
    <style:style style:name="T71" style:family="text">
      <style:text-properties fo:font-size="9.5pt" fo:letter-spacing="0.009cm" fo:language="cs" fo:country="CZ" fo:font-style="italic" fo:font-weight="normal" officeooo:rsid="20a75113" style:font-size-asian="9.5pt" style:language-asian="cs" style:country-asian="CZ" style:font-style-asian="italic" style:font-weight-asian="normal" style:font-style-complex="italic" style:font-weight-complex="normal"/>
    </style:style>
    <style:style style:name="T72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73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74" style:family="text">
      <style:text-properties fo:font-size="9.5pt" fo:letter-spacing="0.009cm" fo:language="cs" fo:country="CZ" officeooo:rsid="36f544f2" style:font-size-asian="9.5pt" style:language-asian="cs" style:country-asian="CZ"/>
    </style:style>
    <style:style style:name="T75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76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77" style:family="text">
      <style:text-properties fo:font-size="9.5pt" fo:letter-spacing="0.009cm" fo:language="cs" fo:country="CZ" officeooo:rsid="396cc9b2" style:font-size-asian="9.5pt" style:language-asian="cs" style:country-asian="CZ"/>
    </style:style>
    <style:style style:name="T78" style:family="text">
      <style:text-properties fo:font-size="9.5pt" fo:letter-spacing="0.009cm" fo:language="cs" fo:country="CZ" officeooo:rsid="251d440f" style:font-size-asian="9.5pt" style:language-asian="cs" style:country-asian="CZ"/>
    </style:style>
    <style:style style:name="T79" style:family="text">
      <style:text-properties fo:font-size="9.5pt" fo:letter-spacing="0.009cm" fo:language="cs" fo:country="CZ" officeooo:rsid="2503d268" style:font-size-asian="9.5pt" style:language-asian="cs" style:country-asian="CZ"/>
    </style:style>
    <style:style style:name="T80" style:family="text">
      <style:text-properties fo:font-size="9.5pt" fo:letter-spacing="0.009cm" fo:language="cs" fo:country="CZ" officeooo:rsid="25047196" style:font-size-asian="9.5pt" style:language-asian="cs" style:country-asian="CZ"/>
    </style:style>
    <style:style style:name="T81" style:family="text">
      <style:text-properties fo:font-size="9.5pt" fo:letter-spacing="0.009cm" fo:language="cs" fo:country="CZ" officeooo:rsid="25057cc0" style:font-size-asian="9.5pt" style:language-asian="cs" style:country-asian="CZ"/>
    </style:style>
    <style:style style:name="T82" style:family="text">
      <style:text-properties fo:font-size="9.5pt" fo:letter-spacing="0.009cm" fo:language="cs" fo:country="CZ" fo:font-style="normal" fo:font-weight="normal" officeooo:rsid="285c2fe7" style:font-size-asian="9.5pt" style:language-asian="cs" style:country-asian="CZ" style:font-style-asian="normal" style:font-weight-asian="normal" style:font-style-complex="normal" style:font-weight-complex="normal"/>
    </style:style>
    <style:style style:name="T83" style:family="text">
      <style:text-properties fo:font-size="9.5pt" fo:letter-spacing="0.009cm" fo:language="cs" fo:country="CZ" fo:font-style="normal" fo:font-weight="normal" officeooo:rsid="20a75113" style:font-size-asian="9.5pt" style:language-asian="cs" style:country-asian="CZ" style:font-style-asian="normal" style:font-weight-asian="normal" style:font-style-complex="normal" style:font-weight-complex="normal"/>
    </style:style>
    <style:style style:name="T84" style:family="text">
      <style:text-properties officeooo:rsid="3ec069fb"/>
    </style:style>
    <style:style style:name="T85" style:family="text">
      <style:text-properties officeooo:rsid="39701176"/>
    </style:style>
    <style:style style:name="T86" style:family="text">
      <style:text-properties officeooo:rsid="3ed641e4"/>
    </style:style>
    <style:style style:name="T87" style:family="text">
      <style:text-properties officeooo:rsid="22b85964"/>
    </style:style>
    <style:style style:name="T88" style:family="text">
      <style:text-properties officeooo:rsid="22a758fa"/>
    </style:style>
    <style:style style:name="T89" style:family="text">
      <style:text-properties officeooo:rsid="22447983"/>
    </style:style>
    <style:style style:name="T90" style:family="text">
      <style:text-properties officeooo:rsid="22ba25be"/>
    </style:style>
    <style:style style:name="T91" style:family="text">
      <style:text-properties officeooo:rsid="21adb664"/>
    </style:style>
    <style:style style:name="T92" style:family="text">
      <style:text-properties officeooo:rsid="21b1e115"/>
    </style:style>
    <style:style style:name="T93" style:family="text">
      <style:text-properties officeooo:rsid="2295c09f"/>
    </style:style>
    <style:style style:name="T94" style:family="text">
      <style:text-properties officeooo:rsid="22a655ef"/>
    </style:style>
    <style:style style:name="T95" style:family="text">
      <style:text-properties officeooo:rsid="3711bcda"/>
    </style:style>
    <style:style style:name="T96" style:family="text">
      <style:text-properties officeooo:rsid="21c8752c"/>
    </style:style>
    <style:style style:name="T97" style:family="text">
      <style:text-properties officeooo:rsid="228a945e"/>
    </style:style>
    <style:style style:name="T98" style:family="text">
      <style:text-properties officeooo:rsid="22d30b1a"/>
    </style:style>
    <style:style style:name="T99" style:family="text">
      <style:text-properties officeooo:rsid="3971612c"/>
    </style:style>
    <style:style style:name="T100" style:family="text">
      <style:text-properties officeooo:rsid="21996beb"/>
    </style:style>
    <style:style style:name="T101" style:family="text">
      <style:text-properties officeooo:rsid="2195b0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Schopnosti povolání</text:h>
      <text:h text:style-name="Heading_20_2" text:outline-level="2">Válečník</text:h>
      <text:h text:style-name="Heading_20_3" text:outline-level="3">1. úroveň</text:h>
      <text:h text:style-name="P35" text:outline-level="4">Zastraš<text:span text:style-name="T48">ován</text:span>í</text:h>
      <text:p text:style-name="P3">Zastrašení musíš vždy <text:span text:style-name="T46">něčím</text:span> spustit: Rozpůlit jednoho z nepřátel, zasadit protivníkovi těžkou ránu, dostat ho do nevýhodné situace, nebo mu třeba připomenout, kolik takových jako on jsi už zabil.<text:line-break/><text:tab/>Zastrašovat můžeš v<text:span text:style-name="T47"> boji i mimo boj. Protivníci se zamyslí, jestli jim střet stojí za to.<text:line-break/><text:tab/>Výsledek posoudí Pán jeskyně, v uvažování nepřátel se ale vždy musí něco změnit – nemusí nutně hned utéct, ale musí přinejmenším začít brát vážně věci, které si předtím nepřipouštěli.</text:span></text:p>
      <text:h text:style-name="P36" text:outline-level="3"><text:span text:style-name="T62">2</text:span>. úroveň</text:h>
      <text:list xml:id="list1460625058" text:style-name="L2">
        <text:list-item>
          <text:p text:style-name="P10">Můžeš si připoutat až 2 magické předměty</text:p>
        </text:list-item>
        <text:list-item>
          <text:p text:style-name="P4">Vyber si jednu schopnost</text:p>
        </text:list-item>
      </text:list>
      <text:h text:style-name="P35" text:outline-level="4">Sehranost</text:h>
      <text:p text:style-name="P1">Vyžaduje alespoň týden společného tréninku a potom průběžné udržování (sem tam si zatrénovat). <text:span text:style-name="T49">Kdykoliv</text:span> bojuje<text:span text:style-name="T49">š</text:span> bok po boku <text:span text:style-name="T50">někoho, s kým jsi sehraný</text:span>, <text:span text:style-name="T51">můžeš si v každém kole vybrat:</text:span></text:p>
      <text:list xml:id="list3187477427" text:style-name="L1">
        <text:list-item>
          <text:p text:style-name="P2">Dá<text:span text:style-name="T49">š</text:span> výhodu <text:span text:style-name="T51">tomuto spolubojovníkovi</text:span>.</text:p>
        </text:list-item>
        <text:list-item>
          <text:p text:style-name="P2"><text:soft-page-break/><text:span text:style-name="T52">Nebo získáš výhodu sám</text:span>.</text:p>
        </text:list-item>
      </text:list>
      <text:p text:style-name="P8">Tato výhoda se nesčítá s výhodou za <text:span text:style-name="T63">velení</text:span>.</text:p>
      <text:h text:style-name="P35" text:outline-level="4">Velení</text:h>
      <text:p text:style-name="P12"><text:span text:style-name="T53">V každém kole můžeš dát povel jedné postavě. Pokud tě poslechne, započítá si výhodu. </text:span><text:span text:style-name="T54">Povel musí dávat smysl.</text:span><text:span text:style-name="T53"> Tato výhoda se nesčítá s výhodou za </text:span><text:span text:style-name="T38">sehranost</text:span><text:span text:style-name="T53">.</text:span></text:p>
      <text:h text:style-name="P45" text:outline-level="2">Hraničář</text:h>
      <text:h text:style-name="P40" text:outline-level="3">1. úroveň</text:h>
      <text:h text:style-name="P35" text:outline-level="4">Uzdrav zranění</text:h>
      <text:p text:style-name="P13"><text:span text:style-name="T38">Dosah:</text:span> kontaktní<text:line-break/><text:span text:style-name="T39">Sesílání:</text:span><text:span text:style-name="T64"> 1 minuta</text:span></text:p>
      <text:p text:style-name="P13"><text:span text:style-name="T43">Vyléčí </text:span><text:span text:style-name="T44">(</text:span><text:span text:style-name="T43">Duše </text:span><text:span text:style-name="T45">hraničáře + k6)</text:span><text:span text:style-name="T43"> životů. </text:span><text:span text:style-name="T1">Další léčivé kouzlo (ať už ho sešle druid, kněz či hraničář)</text:span><text:span text:style-name="T2"> účinkuje na stejný cíl až poté, co se doléčí do plných životů.</text:span></text:p>
      <text:h text:style-name="P35" text:outline-level="4"><text:span text:style-name="T62">Zvířecí společník</text:span></text:h>
      <text:p text:style-name="P9"><text:span text:style-name="T9">Se svým zvířecím společníkem máš zvláštní pouto, díky kterému</text:span><text:span text:style-name="T7"> rozum</text:span><text:span text:style-name="T8">í</text:span><text:span text:style-name="T7"> složitým slovním příkazům stejně dobře jako člověk. </text:span><text:span text:style-name="T8">Neumí ale mluvit</text:span><text:span text:style-name="T7">, takže pokud ho například někam pošleš, nedokáže ti říct, co tam viděl.</text:span></text:p>
      <text:h text:style-name="P36" text:outline-level="3"><text:span text:style-name="T62">2</text:span>. úroveň</text:h>
      <text:list xml:id="list150454068543204" text:continue-list="list1460625058" text:style-name="L2">
        <text:list-item>
          <text:p text:style-name="P10">Můžeš si připoutat až 2 magické předměty</text:p>
        </text:list-item>
        <text:list-item>
          <text:p text:style-name="P5"><text:soft-page-break/><text:span text:style-name="T65">Vyber si jednu schopnost</text:span></text:p>
        </text:list-item>
      </text:list>
      <text:h text:style-name="P35" text:outline-level="4"><text:span text:style-name="T65">M</text:span>luvení se zvířaty</text:h>
      <text:p text:style-name="P16"><text:span text:style-name="T30">Zvíře dokáže „mluvit“ jen o tom, čemu samo rozumí. </text:span><text:span text:style-name="T31">Může ti tedy například říct, kolik osob vidělo a jestli je zná, ale neřekne ti, o čem si povídali, protože lidské řeči nerozumí.</text:span></text:p>
      <text:h text:style-name="P35" text:outline-level="4">Zpomalení jedu</text:h>
      <text:p text:style-name="P18"><text:span text:style-name="T40">Dosah:</text:span><text:span text:style-name="T66"> </text:span>d<text:span text:style-name="T66">otyk</text:span></text:p>
      <text:p text:style-name="P17"><text:span text:style-name="T55">Kouzlo prodlouží latenci jedu </text:span><text:span text:style-name="T56">v cíli</text:span><text:span text:style-name="T55"> o 1 den. </text:span><text:span text:style-name="T57">Opakované seslání ji dále neprodlužuje.</text:span></text:p>
      <text:h text:style-name="P46" text:outline-level="2">Alchymista</text:h>
      <text:h text:style-name="P41" text:outline-level="3">1. úroveň</text:h>
      <text:h text:style-name="P35" text:outline-level="4">Léčivý lektvar</text:h>
      <text:p text:style-name="P21"><text:span text:style-name="T42">Cena:</text:span><text:span text:style-name="T43"> 1 mag</text:span></text:p>
      <text:p text:style-name="P19"><text:span text:style-name="T58">V průběhu několika minut v</text:span><text:span text:style-name="T59">yléčí (</text:span><text:span text:style-name="T60">Finesa</text:span><text:span text:style-name="T59"> </text:span><text:span text:style-name="T58">alchymisty + k6</text:span><text:span text:style-name="T59">) životů </text:span><text:span text:style-name="T58">(životy vrací až po boji)</text:span><text:span text:style-name="T59">. </text:span><text:span text:style-name="T61">Další léčivý lektvar (libovolného druhu) bude na stejný cíl účinkovat až poté, co se doléčí do plných životů.</text:span></text:p>
      <text:h text:style-name="P35" text:outline-level="4">Ohnivá hlína</text:h>
      <text:p text:style-name="P19"><text:span text:style-name="T70">Zranění:</text:span><text:span text:style-name="T82"> 4kz </text:span><text:span text:style-name="T70">ohněm</text:span><text:span text:style-name="T82"> po dobu 3 kol nebo do uhašení</text:span></text:p>
      <text:h text:style-name="P37" text:outline-level="3"><text:span text:style-name="T62">2</text:span>. úroveň</text:h>
      <text:list xml:id="list150452486068073" text:continue-numbering="true" text:style-name="L2">
        <text:list-item>
          <text:p text:style-name="P23">Můžeš si připoutat až 2 magické předměty</text:p>
        </text:list-item>
        <text:list-item>
          <text:p text:style-name="P23"><text:soft-page-break/>Vyber si jed<text:span text:style-name="T67">en nový recept</text:span></text:p>
        </text:list-item>
      </text:list>
      <text:h text:style-name="P35" text:outline-level="4">Pavoučí lektvar</text:h>
      <text:p text:style-name="P22"><text:span text:style-name="T71">Cena:</text:span><text:span text:style-name="T83"> 1 mag</text:span><text:span text:style-name="T71"><text:line-break/></text:span><text:span text:style-name="T68">Trvání:</text:span><text:span text:style-name="T76"> </text:span><text:span text:style-name="T77">n</text:span><text:span text:style-name="T72">ěkolik minut</text:span></text:p>
      <text:p text:style-name="P25"><text:span text:style-name="T72">P</text:span><text:span text:style-name="T73">o dobu trvání se udrží</text:span><text:span text:style-name="T74">š</text:span><text:span text:style-name="T73"> na jakémkoliv pevném povrchu, </text:span><text:span text:style-name="T75">klidně i hlavou dolů</text:span><text:span text:style-name="T73">.</text:span></text:p>
      <text:h text:style-name="P35" text:outline-level="4">Dýmovnice</text:h>
      <text:p text:style-name="P20"><text:span text:style-name="T68">Trvání:</text:span><text:span text:style-name="T76"> </text:span><text:span text:style-name="T72">Několik minut</text:span></text:p>
      <text:p text:style-name="P26"><text:span text:style-name="T72">D</text:span><text:span text:style-name="T73">ýmovnice je velká asi jako vlašský ořech. Po nárazu z ní budou několik minut vycházet oblaka řídkého dýmu – je v něm vidět zhruba na střední vzdálenost, </text:span><text:span text:style-name="T69">infravidění</text:span><text:span text:style-name="T78"> ani </text:span><text:span text:style-name="T69">ultrasluch</text:span><text:span text:style-name="T78"> ale nijak neomezuje</text:span><text:span text:style-name="T73">. Malou místnost zaplní za jedno kolo, velký sál nebo jeskyni </text:span><text:span text:style-name="T79">za několik minut</text:span><text:span text:style-name="T73">. </text:span><text:span text:style-name="T80">Pokud </text:span><text:span text:style-name="T81">jej vítr</text:span><text:span text:style-name="T80"> nerozfouká dříve, rozplyne se za několik hodin.</text:span></text:p>
      <text:h text:style-name="Heading_20_2" text:outline-level="2">Kouzelník</text:h>
      <text:h text:style-name="P42" text:outline-level="3">1. úroveň</text:h>
      <text:h text:style-name="P35" text:outline-level="4">Modrý blesk *Artak bárak*</text:h>
      <text:p text:style-name="P14"><text:span text:style-name="T32">Dosah:</text:span><text:span text:style-name="T10"> </text:span><text:span text:style-name="T11">střední</text:span><text:span text:style-name="T12"><text:line-break/></text:span><text:span text:style-name="T33">Rozsah:</text:span><text:span text:style-name="T13"> 1 cíl<text:line-break/></text:span><text:span text:style-name="T34">Hod:</text:span><text:span text:style-name="T14"> Duše + k6 proti Síle</text:span><text:span text:style-name="T13"><text:line-break/></text:span><text:span text:style-name="T34">Zranění:</text:span><text:span text:style-name="T14"> </text:span><text:span text:style-name="T15">4</text:span><text:span text:style-name="T14">kz bleskem</text:span></text:p>
      <text:p text:style-name="P27">Od zranění se odečítá zbroj a štít.</text:p>
      <text:h text:style-name="P35" text:outline-level="4"><text:soft-page-break/>Návrat *Chazarah*</text:h>
      <text:p text:style-name="P14"><text:span text:style-name="T32">Dosah:</text:span><text:span text:style-name="T10"> </text:span><text:span text:style-name="T16">dotek</text:span></text:p>
      <text:p text:style-name="P28">Vrátí cíl na místo, kde dříve byl. Cílové místo může být nejvýše ve střední vzdálenosti od tebe, cíl jsi na něm musel vidět v době od svého posledního spánku <text:span text:style-name="T85">a</text:span> nic <text:span text:style-name="T85">nesmí</text:span> nebrání tomu, aby se tam cíl vrátil <text:span text:style-name="T86">a bezpečně tam setrval</text:span>.</text:p>
      <text:h text:style-name="P38" text:outline-level="3"><text:span text:style-name="T62">2</text:span>. úroveň</text:h>
      <text:list xml:id="list150453470918595" text:continue-numbering="true" text:style-name="L2">
        <text:list-item>
          <text:p text:style-name="P24">Můžeš si připoutat až 2 magické předměty</text:p>
        </text:list-item>
        <text:list-item>
          <text:p text:style-name="P29">Vyber si jed<text:span text:style-name="T67">en dvě nová kouzla</text:span></text:p>
        </text:list-item>
      </text:list>
      <text:h text:style-name="P35" text:outline-level="4"><text:span text:style-name="T89">Dým </text:span>*Fumideó*</text:h>
      <text:p text:style-name="P15"><text:span text:style-name="T38">Dosah:</text:span> místo ve střední vzdálenosti<text:span text:style-name="T90"><text:line-break/></text:span><text:span text:style-name="T41">Trvání:</text:span><text:span text:style-name="T91"> několik minut</text:span></text:p>
      <text:p text:style-name="P30">Kouzlo vytvoří všude v krátké vzdálenosti <text:span text:style-name="T87">od cílového místa</text:span> hustý, neprůhledný dým. Kouř je těžší než vzduch, <text:span text:style-name="T88">ale vítr jej snadno rozfouká</text:span>.</text:p>
      <text:h text:style-name="P35" text:outline-level="4">Magický štít *Magomágen*</text:h>
      <text:p text:style-name="P15"><text:span text:style-name="T32">Dosah:</text:span><text:span text:style-name="T10"> </text:span><text:span text:style-name="T12">krátký</text:span></text:p>
      <text:p text:style-name="P31"><text:span text:style-name="T92">K</text:span>olem tvého cíle se na okamžik vytvoří neviditelný magický štít. <text:span text:style-name="T93">Proti</text:span> vše<text:span text:style-name="T93">m</text:span> útok<text:span text:style-name="T93">ům</text:span> veden<text:span text:style-name="T94">ým</text:span> proti němu v tomto kole si házíš na obranu Duší s <text:span text:style-name="T95">výhodou (+1)</text:span> za plnou obranu. <text:span text:style-name="T96">Když se brání také, počítá se lepší z výsledků.</text:span></text:p>
      <text:h text:style-name="P35" text:outline-level="4"><text:soft-page-break/>Protoplazma *Prorep tohabet*</text:h>
      <text:p text:style-name="P15"><text:span text:style-name="T32">Dosah:</text:span><text:span text:style-name="T10"> </text:span><text:span text:style-name="T12">k</text:span><text:span text:style-name="T17">o</text:span><text:span text:style-name="T18">n</text:span><text:span text:style-name="T17">taktní</text:span><text:span text:style-name="T12"><text:line-break/></text:span><text:span text:style-name="T33">Rozsah:</text:span><text:span text:style-name="T13"> 1 cíl<text:line-break/></text:span><text:span text:style-name="T35">Trvání:</text:span><text:span text:style-name="T19"> několik minut<text:line-break/></text:span><text:span text:style-name="T36">Hod:</text:span><text:span text:style-name="T20"> Duše + k6 proti Finese</text:span></text:p>
      <text:p text:style-name="P32">Po chvíli soustředění z <text:span text:style-name="T97">tvých</text:span> rozpažených rukou vytrysknou proudy lepkavého protoplazmatického slizu, <text:span text:style-name="T86">který cíli ztěžuje pohyb. Je jím také možné něco uhasit.<text:line-break/><text:tab/>Za první získaný úspěch bude mít cíl nevýhodu, každý další mu sníží rychlost pohybu na polovinu.</text:span></text:p>
      <text:h text:style-name="P35" text:outline-level="4">Sugesce *Inirinsico*</text:h>
      <text:p text:style-name="P15"><text:span text:style-name="T32">Dosah:</text:span><text:span text:style-name="T10"> </text:span><text:span text:style-name="T21">k</text:span><text:span text:style-name="T22">ontaktní</text:span><text:span text:style-name="T12"><text:line-break/></text:span><text:span text:style-name="T33">Rozsah:</text:span><text:span text:style-name="T13"> 1 </text:span><text:span text:style-name="T23">inteligentní tvor</text:span><text:span text:style-name="T13"><text:line-break/></text:span><text:span text:style-name="T35">Trvání:</text:span><text:span text:style-name="T19"> několik minut<text:line-break/></text:span><text:span text:style-name="T37">Hod:</text:span><text:span text:style-name="T24"> Duše + k6 proti Duši</text:span></text:p>
      <text:p text:style-name="P32">Tímto kouzlem můžeš cíli, kterému se díváš do očí, vsugerovat nějaký pocit (strach, únavu, vztek, bolest atd.), nebo ho dočasně o něčem přesvědčit: třeba že jsi pozvaný od pána hradu a má tě tedy pustit dovnitř. Dotyčný si po dobu působení nebude vědom toho, že jsi kouzlil, ale jakmile účinek kouzla pomine, uvědomí <text:span text:style-name="T98">si</text:span> pravý stav věcí a vzpomene si, že tě slyšel vyslovit kouzelné slovo. Co z toho vyvodí a jak zareaguje, je na úvaze Pána jeskyně.</text:p>
      <text:h text:style-name="P47" text:outline-level="2"><text:soft-page-break/><text:span text:style-name="T99">Zloděj</text:span></text:h>
      <text:h text:style-name="P43" text:outline-level="3">1. úroveň</text:h>
      <text:h text:style-name="P35" text:outline-level="4">Zákeřný útok</text:h>
      <text:p text:style-name="P34"><text:span text:style-name="T26">Pokud o tobě cíl nevěděl, počítáš si +2 ke zranění</text:span><text:span text:style-name="T25">.</text:span></text:p>
      <text:h text:style-name="P39" text:outline-level="3"><text:span text:style-name="T62">2</text:span>. úroveň</text:h>
      <text:list xml:id="list150453751604838" text:continue-numbering="true" text:style-name="L2">
        <text:list-item>
          <text:p text:style-name="P11">Můžeš si připoutat až 2 magické předměty</text:p>
        </text:list-item>
        <text:list-item>
          <text:p text:style-name="P6"><text:span text:style-name="T25">Vyber si jednu schopnost</text:span></text:p>
        </text:list-item>
      </text:list>
      <text:h text:style-name="P44" text:outline-level="3"><text:span text:style-name="T29">Základní z</text:span><text:span text:style-name="T25">lodějské s</text:span><text:span text:style-name="T6">chopnosti</text:span></text:h>
      <text:h text:style-name="P35" text:outline-level="4">Bezpečný dopad</text:h>
      <text:p text:style-name="P34"><text:span text:style-name="T4">Dokážeš</text:span><text:span text:style-name="T3"> bezpečně dopadnout z </text:span><text:span text:style-name="T5">dvojnásobné výšky než ostatní</text:span><text:span text:style-name="T3">.</text:span></text:p>
      <text:h text:style-name="P35" text:outline-level="4">Obří skoky</text:h>
      <text:p text:style-name="P33"><text:span text:style-name="T101">Vyskočíš dvakrát výše a doskočíš dvakrát dále než ostatní</text:span>.</text:p>
      <text:h text:style-name="P35" text:outline-level="4">Získání důvěry</text:h>
      <text:p text:style-name="P7"><text:span text:style-name="T27">Když se se tebou bude někdo </text:span><text:span text:style-name="T28">několik minut</text:span><text:span text:style-name="T27"> bavit na nějaké téma, získá pocit, že ti v tomto ohledu může zcela věř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38618e8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08T15:04:51.429000000</dc:date>
    <meta:print-date>2113-01-01T00:00:00</meta:print-date>
    <meta:editing-cycles>19264</meta:editing-cycles>
    <meta:editing-duration>P54DT13H26M3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7" meta:paragraph-count="84" meta:word-count="856" meta:character-count="5093" meta:non-whitespace-character-count="4328"/>
  </office:meta>
</office:document-meta>
</file>